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XB Tabriz" svg:font-family="'XB Tabriz'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entire subject of digital circuits boils down to these terms. I have tried to coin urdu words that do not need to be memorized. Their meaning is self evident.</text:p>
      <text:p text:style-name="Standard"/>
      <text:p text:style-name="Standard">adder جمع کار</text:p>
      <text:p text:style-name="Standard">subtractor منفی کار</text:p>
      <text:p text:style-name="Standard">multiplier <text:s text:c="2"/>ضرب کار</text:p>
      <text:p text:style-name="Standard">counter گنت کار</text:p>
      <text:p text:style-name="Standard">decoder شناخت کار</text:p>
      <text:p text:style-name="Standard">multiplexer داخلی منتخب کار</text:p>
      <text:p text:style-name="Standard">demultiplexer خارجی منتخب کار</text:p>
      <text:p text:style-name="Standard">AND gate ضرب گیٹ</text:p>
      <text:p text:style-name="Standard">OR gate جمع گیٹ</text:p>
      <text:p text:style-name="Standard">NOT gate نفی گیٹ</text:p>
      <text:p text:style-name="Standard">XOR gate بلاشرکت جمع گیٹ</text:p>
      <text:p text:style-name="Standard">NAND gate نفی۔ضرب گیٹ </text:p>
      <text:p text:style-name="Standard">NOR gate نفی۔جمع گیٹ</text:p>
      <text:p text:style-name="Standard">flip flop پلٹ</text:p>
      <text:p text:style-name="Standard">RAM عارضی حافظہ</text:p>
      <text:p text:style-name="Standard">ROM پختہ حافظہ</text:p>
      <text:p text:style-name="Standard">shift left register بائیں منتقل کھاتا</text:p>
      <text:p text:style-name="Standard">shift right register دائیں منتقل کھاتا</text:p>
      <text:p text:style-name="Standard">clock ساعت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XB Tabriz" svg:font-family="'XB Tabriz'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XB Tabriz" fo:font-size="12pt" fo:language="en" fo:country="US" style:letter-kerning="true" style:font-name-asian="Droid Sans Fallback" style:font-size-asian="10.5pt" style:language-asian="zh" style:country-asian="CN" style:font-name-complex="XB Tabriz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XB Tabriz" fo:font-size="14pt" style:font-name-asian="Droid Sans Fallback" style:font-size-asian="14pt" style:font-name-complex="XB Tabriz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XB Tabriz" style:font-size-asian="12pt" style:font-name-complex="XB Tabriz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XB Tabriz" fo:font-size="12pt" fo:font-style="italic" style:font-size-asian="12pt" style:font-style-asian="italic" style:font-name-complex="XB Tabriz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XB Tabriz" style:font-size-asian="12pt" style:font-name-complex="XB Tabriz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kk </meta:initial-creator>
    <meta:creation-date>2013-02-21T13:57:25</meta:creation-date>
    <dc:date>2013-02-21T14:17:21</dc:date>
    <dc:creator>kkk </dc:creator>
    <meta:editing-duration>PT20M</meta:editing-duration>
    <meta:editing-cycles>5</meta:editing-cycles>
    <meta:generator>LibreOffice/3.3$Linux LibreOffice_project/330m19$Build-401</meta:generator>
    <meta:document-statistic meta:table-count="0" meta:image-count="0" meta:object-count="0" meta:page-count="1" meta:paragraph-count="20" meta:word-count="101" meta:character-count="542"/>
  </office:meta>
</office:document-meta>
</file>